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5.02cm"/>
    </style:style>
    <style:style style:name="co4" style:family="table-column">
      <style:table-column-properties fo:break-before="auto" style:column-width="2.034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5042"/>
    <style:style style:name="ce13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4" style:family="table-cell" style:parent-style-name="Default" style:data-style-name="N504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Calibri" style:font-name-asian="WenQuanYi Micro Hei" style:font-name-complex="Calibri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V.V. TITANIUMPIGMENTS PVT LTD.</text:p>
          </table:table-cell>
          <table:covered-table-cell table:style-name="ce6"/>
          <table:covered-table-cell table:style-name="ce1"/>
          <table:covered-table-cell table:style-name="ce11"/>
          <table:table-cell table:style-name="ce11" table:number-columns-spanned="3" table:number-rows-spanned="2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 table:number-columns-spanned="4" table:number-rows-spanned="1">
            <text:p>Present In/Out As on <text:s/><text:a xlink:href="python://get_date(get_workdate())" xlink:type="simple">date</text:a></text:p>
          </table:table-cell>
          <table:covered-table-cell table:style-name="ce6"/>
          <table:covered-table-cell table:style-name="ce1"/>
          <table:covered-table-cell table:number-columns-repeated="2" table:style-name="ce11"/>
          <table:covered-table-cell table:number-columns-repeated="2" table:style-name="ce1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1">
          <table:table-cell table:style-name="ce1" office:value-type="string">
            <text:p>S. No</text:p>
          </table:table-cell>
          <table:table-cell table:style-name="ce6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1" office:value-type="string">
            <text:p>Punch In</text:p>
          </table:table-cell>
          <table:table-cell table:style-name="ce11" office:value-type="string">
            <text:p>Punch Out</text:p>
          </table:table-cell>
          <table:table-cell table:style-name="ce1" office:value-type="string">
            <text:p>Shift Continue</text:p>
          </table:table-cell>
          <table:table-cell table:style-name="ce1" office:value-type="string">
            <text:p>Remarks</text:p>
          </table:table-cell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2">
          <table:table-cell table:style-name="ce2" office:value-type="string" table:number-columns-spanned="5" table:number-rows-spanned="1">
            <text:p>Shift A </text:p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style-name="ce16" table:number-columns-repeated="33"/>
          <table:table-cell table:style-name="ce20" table:number-columns-repeated="968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A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float_time_convert(line['shift_continue']) or ''" xlink:type="simple">Shift Continue</text:a></text:span></text:p>
          </table:table-cell>
          <table:table-cell table:style-name="ce4"/>
          <table:table-cell table:style-name="ce18" table:number-columns-repeated="33"/>
          <table:table-cell table:style-name="ce22" table:number-columns-repeated="968"/>
          <table:table-cell table:style-name="ce23"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3">
          <table:table-cell table:style-name="ce3"/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7" table:number-columns-repeated="33"/>
          <table:table-cell table:style-name="ce21" table:number-columns-repeated="968"/>
          <table:table-cell table:number-columns-repeated="16"/>
        </table:table-row>
        <table:table-row table:style-name="ro4">
          <table:table-cell table:style-name="ce2" office:value-type="string" table:number-columns-spanned="5" table:number-rows-spanned="1">
            <text:p>Shift G1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1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float_time_convert(line['shift_continue']) or ''" xlink:type="simple">Shift Continue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G2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for%20each=%22line%20in%20get_InOut('G2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float_time_convert(line['shift_continue']) or ''" xlink:type="simple">Shift Continue</text:a></text:span></text:p>
          </table:table-cell>
          <table:table-cell table:style-name="ce4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style-name="ce19" table:number-columns-repeated="1001"/>
          <table:table-cell table:number-columns-repeated="16"/>
        </table:table-row>
        <table:table-row table:style-name="ro3">
          <table:table-cell table:style-name="ce2" office:value-type="string" table:number-columns-spanned="5" table:number-rows-spanned="1">
            <text:p>Shift B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B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float_time_convert(line['shift_continue']) or ''" xlink:type="simple">Shift Continue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2" office:value-type="string" table:number-columns-spanned="5" table:number-rows-spanned="1">
            <text:p>Shift C</text:p>
          </table:table-cell>
          <table:covered-table-cell table:style-name="ce8"/>
          <table:covered-table-cell table:style-name="ce5"/>
          <table:covered-table-cell table:number-columns-repeated="2" table:style-name="ce15"/>
          <table:table-cell table:style-name="ce5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<text:a xlink:href="python://for%20each=%22line%20in%20get_InOut('C')%22" xlink:type="simple">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4" office:value-type="string">
            <text:p><text:a xlink:href="python://line.s_no" xlink:type="simple">s_no</text:a></text:p>
          </table:table-cell>
          <table:table-cell table:style-name="ce4" office:value-type="string">
            <text:p><text:a xlink:href="python://line['employee_id']%20or%20''" xlink:type="simple">employee_id</text:a></text:p>
          </table:table-cell>
          <table:table-cell table:style-name="ce4" office:value-type="string">
            <text:p><text:a xlink:href="python://line['employeename']%20or%20''" xlink:type="simple">emp_name</text:a></text:p>
          </table:table-cell>
          <table:table-cell table:style-name="ce14" office:value-type="string">
            <text:p><text:span text:style-name="T1"><text:a xlink:href="python://float_time_convert(line['ref_in_time'])%20or%20''" xlink:type="simple">Punch In</text:a></text:span></text:p>
          </table:table-cell>
          <table:table-cell table:style-name="ce14" office:value-type="string">
            <text:p><text:span text:style-name="T1"><text:a xlink:href="python://float_time_convert(line['ref_out_time'])%20or%20''" xlink:type="simple">Punch Out</text:a></text:span></text:p>
          </table:table-cell>
          <table:table-cell table:style-name="ce14" office:value-type="string">
            <text:p><text:span text:style-name="T1"><text:a xlink:href="python://float_time_convert(line['shift_continue']) or ''" xlink:type="simple">Shift Continue</text:a></text:span></text:p>
          </table:table-cell>
          <table:table-cell table:style-name="ce4"/>
          <table:table-cell table:number-columns-repeated="1017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7"/>
          <table:table-cell table:style-name="ce10"/>
          <table:table-cell table:style-name="ce13" table:number-columns-repeated="2"/>
          <table:table-cell table:style-name="ce10" table:number-columns-repeated="2"/>
          <table:table-cell table:number-columns-repeated="1017"/>
        </table:table-row>
        <table:table-row table:style-name="ro3">
          <table:table-cell table:style-name="ce5"/>
          <table:table-cell table:style-name="ce8"/>
          <table:table-cell table:style-name="ce5"/>
          <table:table-cell table:style-name="ce15" table:number-columns-repeated="2"/>
          <table:table-cell table:style-name="ce5" table:number-columns-repeated="2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0-08T15:07:15</dc:date>
    <meta:generator>LibreOffice/3.5$Linux_x86 LibreOffice_project/350m1$Build-2</meta:generator>
    <meta:editing-duration>PT15H43M44S</meta:editing-duration>
    <meta:editing-cycles>137</meta:editing-cycles>
    <dc:creator>Dev127 </dc:creator>
    <meta:document-statistic meta:table-count="1" meta:cell-count="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